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9.89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74.37mm"/>
    </style:style>
    <style:style style:name="co7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75.5mm" svg:y="17.99mm">
            <loext:p draw:notify-on-update-of-ranges="Sheet1.A2:Sheet1.A51 Sheet1.B1:Sheet1.B1 Sheet1.B2:Sheet1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2.22mm" svg:y="277.43mm">
            <loext:p draw:notify-on-update-of-ranges="Sheet1.B55:Sheet1.B57 Sheet1.A55:Sheet1.A55 Sheet1.C55:Sheet1.C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.41mm" svg:y="314.44mm">
            <loext:p draw:notify-on-update-of-ranges="Sheet1.B58:Sheet1.B61 Sheet1.A58:Sheet1.A58 Sheet1.C58:Sheet1.C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7.19mm" svg:y="414.84mm">
            <loext:p draw:notify-on-update-of-ranges="Sheet1.B62:Sheet1.B65 Sheet1.A62:Sheet1.A62 Sheet1.C62:Sheet1.C6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94.34mm" svg:y="537.48mm">
            <loext:p draw:notify-on-update-of-ranges="Sheet1.B127:Sheet1.B129 Sheet1.A127:Sheet1.A127 Sheet1.C127:Sheet1.C1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8.27mm" svg:y="636.36mm">
            <loext:p draw:notify-on-update-of-ranges="Sheet1.B130:Sheet1.B134 Sheet1.A130:Sheet1.A130 Sheet1.C130:Sheet1.C1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5.25mm" svg:y="636.9mm">
            <loext:p draw:notify-on-update-of-ranges="Sheet1.B135:Sheet1.B138 Sheet1.A135:Sheet1.A135 Sheet1.C135:Sheet1.C13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92.3mm" svg:height="99.87mm" svg:x="210.39mm" svg:y="386.48mm">
            <loext:p draw:notify-on-update-of-ranges="Sheet1.B58:Sheet1.B61 Sheet1.D54:Sheet1.D54 Sheet1.D58:Sheet1.D61 Sheet1.A55:Sheet1.A55 Sheet1.C55:Sheet1.C57 Sheet1.A58:Sheet1.A58 Sheet1.C58:Sheet1.C61 Sheet1.A62:Sheet1.A62 Sheet1.C62:Sheet1.C6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umer próby</text:p>
          </table:table-cell>
          <table:table-cell table:style-name="ce1" office:value-type="string" calcext:value-type="string">
            <text:p>Ilość iteracji/epok</text:p>
          </table:table-cell>
          <table:table-cell/>
          <table:table-cell table:style-name="ce1" office:value-type="string" calcext:value-type="string">
            <text:p>Średnia ilość iteracji ( po 50 próbach )</text:p>
          </table:table-cell>
          <table:table-cell table:style-name="ce6" office:value-type="float" office:value="3.6" calcext:value-type="float">
            <text:p>3,6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Średni czas uczenia [ nanoseconds ]</text:p>
          </table:table-cell>
          <table:table-cell table:style-name="ce7" office:value-type="float" office:value="35720084" calcext:value-type="float">
            <text:p>35720084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Błąd walidacji MSE</text:p>
          </table:table-cell>
          <table:table-cell/>
        </table:table-row>
        <table:table-row table:style-name="ro3">
          <table:table-cell table:style-name="ce3" office:value-type="float" office:value="5" calcext:value-type="float" table:number-columns-spanned="1" table:number-rows-spanned="3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covered-table-cell table:style-name="ce4"/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float" office:value="17" calcext:value-type="float" table:number-columns-spanned="1" table:number-rows-spanned="4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covered-table-cell table:style-name="ce4"/>
          <table:table-cell office:value-type="float" office:value="3" calcext:value-type="float">
            <text:p>3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covered-table-cell table:style-name="ce4"/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covered-table-cell table:style-name="ce4"/>
          <table:table-cell office:value-type="float" office:value="3" calcext:value-type="float">
            <text:p>3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covered-table-cell table:style-name="ce4"/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3" table:number-rows-repeated="60">
          <table:table-cell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APE</text:p>
          </table:table-cell>
          <table:table-cell table:number-columns-repeated="2"/>
        </table:table-row>
        <table:table-row table:style-name="ro3">
          <table:table-cell table:style-name="ce3" office:value-type="float" office:value="10" calcext:value-type="float" table:number-columns-spanned="1" table:number-rows-spanned="3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37" calcext:value-type="percentage">
            <text:p>37,00%</text:p>
          </table:table-cell>
          <table:table-cell table:number-columns-repeated="2"/>
        </table:table-row>
        <table:table-row table:style-name="ro3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11" calcext:value-type="percentage">
            <text:p>11,00%</text:p>
          </table:table-cell>
          <table:table-cell table:number-columns-repeated="2"/>
        </table:table-row>
        <table:table-row table:style-name="ro3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ce3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56" calcext:value-type="percentage">
            <text:p>56,00%</text:p>
          </table:table-cell>
          <table:table-cell table:number-columns-repeated="2"/>
        </table:table-row>
        <table:table-row table:style-name="ro3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52" calcext:value-type="percentage">
            <text:p>52,00%</text:p>
          </table:table-cell>
          <table:table-cell table:number-columns-repeated="2"/>
        </table:table-row>
        <table:table-row table:style-name="ro3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.49" calcext:value-type="percentage">
            <text:p>49,00%</text:p>
          </table:table-cell>
          <table:table-cell table:number-columns-repeated="2"/>
        </table:table-row>
        <table:table-row table:style-name="ro3">
          <table:covered-table-cell table:style-name="ce4"/>
          <table:table-cell office:value-type="float" office:value="4" calcext:value-type="float">
            <text:p>4</text:p>
          </table:table-cell>
          <table:table-cell table:style-name="ce5" office:value-type="percentage" office:value="0.01" calcext:value-type="percentage">
            <text:p>1,00%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ce3" office:value-type="float" office:value="43" calcext:value-type="float" table:number-columns-spanned="1" table:number-rows-spanned="4">
            <text:p>43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5" calcext:value-type="percentage">
            <text:p>50,00%</text:p>
          </table:table-cell>
          <table:table-cell table:number-columns-repeated="2"/>
        </table:table-row>
        <table:table-row table:style-name="ro3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44" calcext:value-type="percentage">
            <text:p>44,00%</text:p>
          </table:table-cell>
          <table:table-cell table:number-columns-repeated="2"/>
        </table:table-row>
        <table:table-row table:style-name="ro3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.17" calcext:value-type="percentage">
            <text:p>17,00%</text:p>
          </table:table-cell>
          <table:table-cell table:number-columns-repeated="2"/>
        </table:table-row>
        <table:table-row table:style-name="ro3">
          <table:covered-table-cell table:style-name="ce4"/>
          <table:table-cell office:value-type="float" office:value="4" calcext:value-type="float">
            <text:p>4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2:43:23.0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M43S</meta:editing-duration>
    <meta:editing-cycles>53</meta:editing-cycles>
    <meta:generator>LibreOffice/5.1.3.2$Windows_X86_64 LibreOffice_project/644e4637d1d8544fd9f56425bd6cec110e49301b</meta:generator>
    <dc:date>2016-11-13T22:47:24.807000000</dc:date>
    <meta:document-statistic meta:table-count="3" meta:cell-count="176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3cm" svg:y="0.315cm" chart:style-name="ch2">
          <text:p>Ilość iteracji ( czas nauki ) dla 50 prób</text:p>
        </chart:title>
        <chart:plot-area chart:style-name="ch3" table:cell-range-address="Sheet1.A1:Sheet1.B51" chart:data-source-has-labels="both" svg:x="1.416cm" svg:y="1.348cm" svg:width="14.264cm" svg:height="6.4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6cm" svg:y="1.417cm" svg:width="13.72cm" svg:height="5.5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3cm" svg:y="7.935cm" chart:style-name="ch5">
              <text:p>Numer próby</text:p>
            </chart:title>
            <chart:categories table:cell-range-address="Sheet1.A2:Sheet1.A51"/>
          </chart:axis>
          <chart:axis chart:dimension="y" chart:name="primary-y" chart:style-name="ch6">
            <chart:title svg:x="0.451cm" svg:y="6.166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2:Sheet1.B51" chart:label-cell-address="Sheet1.B1:Sheet1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3">
                <text:p>3</text:p>
                <draw:g>
                  <svg:desc>Sheet1.B2:Sheet1.B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1cm" svg:y="0.315cm" chart:style-name="ch2">
          <text:p>Próba nr 5</text:p>
        </chart:title>
        <chart:plot-area chart:style-name="ch3" table:cell-range-address="Sheet1.B55:Sheet1.C57 Sheet1.A55:Sheet1.A55" chart:data-source-has-labels="both" svg:x="1.453cm" svg:y="1.592cm" svg:width="14.227cm" svg:height="6.125cm">
          <chartooo:coordinate-region svg:x="2.365cm" svg:y="1.791cm" svg:width="13.221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55:Sheet1.B57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55:Sheet1.C57" chart:label-cell-address="Sheet1.A55:Sheet1.A55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A55:Sheet1.A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5:Sheet1.B57</svg:desc>
                </draw:g>
              </table:table-cell>
              <table:table-cell office:value-type="float" office:value="0.38">
                <text:p>0.38</text:p>
                <draw:g>
                  <svg:desc>Sheet1.C55:Sheet1.C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17</text:p>
        </chart:title>
        <chart:plot-area chart:style-name="ch3" table:cell-range-address="Sheet1.B58:Sheet1.C61 Sheet1.A58:Sheet1.A58" chart:data-source-has-labels="both" svg:x="1.453cm" svg:y="1.592cm" svg:width="14.227cm" svg:height="6.125cm">
          <chartooo:coordinate-region svg:x="2.365cm" svg:y="1.791cm" svg:width="13.221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58:Sheet1.B61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58:Sheet1.C61" chart:label-cell-address="Sheet1.A58:Sheet1.A5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  <draw:g>
                  <svg:desc>Sheet1.A58:Sheet1.A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8:Sheet1.B61</svg:desc>
                </draw:g>
              </table:table-cell>
              <table:table-cell office:value-type="float" office:value="0.42">
                <text:p>0.42</text:p>
                <draw:g>
                  <svg:desc>Sheet1.C58:Sheet1.C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28</text:p>
        </chart:title>
        <chart:plot-area chart:style-name="ch3" table:cell-range-address="Sheet1.B62:Sheet1.C65 Sheet1.A62:Sheet1.A62" chart:data-source-has-labels="both" svg:x="1.453cm" svg:y="1.592cm" svg:width="14.227cm" svg:height="6.125cm">
          <chartooo:coordinate-region svg:x="2.18cm" svg:y="1.792cm" svg:width="13.406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62:Sheet1.B65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62:Sheet1.C65" chart:label-cell-address="Sheet1.A62:Sheet1.A6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  <draw:g>
                  <svg:desc>Sheet1.A62:Sheet1.A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62:Sheet1.B65</svg:desc>
                </draw:g>
              </table:table-cell>
              <table:table-cell office:value-type="float" office:value="0.5">
                <text:p>0.5</text:p>
                <draw:g>
                  <svg:desc>Sheet1.C62:Sheet1.C6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10</text:p>
        </chart:title>
        <chart:plot-area chart:style-name="ch3" table:cell-range-address="Sheet1.B127:Sheet1.C129 Sheet1.A127:Sheet1.A127" chart:data-source-has-labels="both" svg:x="1.453cm" svg:y="1.592cm" svg:width="14.227cm" svg:height="6.125cm">
          <chartooo:coordinate-region svg:x="2.868cm" svg:y="1.791cm" svg:width="12.718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27:Sheet1.B129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27:Sheet1.C129" chart:label-cell-address="Sheet1.A127:Sheet1.A12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A127:Sheet1.A1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27:Sheet1.B129</svg:desc>
                </draw:g>
              </table:table-cell>
              <table:table-cell office:value-type="float" office:value="0.37">
                <text:p>0.37</text:p>
                <draw:g>
                  <svg:desc>Sheet1.C127:Sheet1.C1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27</text:p>
        </chart:title>
        <chart:plot-area chart:style-name="ch3" table:cell-range-address="Sheet1.B130:Sheet1.C134 Sheet1.A130:Sheet1.A130" chart:data-source-has-labels="both" svg:x="1.453cm" svg:y="1.592cm" svg:width="14.227cm" svg:height="6.125cm">
          <chartooo:coordinate-region svg:x="2.868cm" svg:y="1.792cm" svg:width="12.719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30:Sheet1.B134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30:Sheet1.C134" chart:label-cell-address="Sheet1.A130:Sheet1.A13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</text:p>
                <draw:g>
                  <svg:desc>Sheet1.A130:Sheet1.A1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30:Sheet1.B134</svg:desc>
                </draw:g>
              </table:table-cell>
              <table:table-cell office:value-type="float" office:value="0.56">
                <text:p>0.56</text:p>
                <draw:g>
                  <svg:desc>Sheet1.C130:Sheet1.C1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43</text:p>
        </chart:title>
        <chart:plot-area chart:style-name="ch3" table:cell-range-address="Sheet1.B135:Sheet1.C138 Sheet1.A135:Sheet1.A135" chart:data-source-has-labels="both" svg:x="1.453cm" svg:y="1.592cm" svg:width="14.227cm" svg:height="6.125cm">
          <chartooo:coordinate-region svg:x="2.868cm" svg:y="1.792cm" svg:width="12.719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35:Sheet1.B138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35:Sheet1.C138" chart:label-cell-address="Sheet1.A135:Sheet1.A13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3</text:p>
                <draw:g>
                  <svg:desc>Sheet1.A135:Sheet1.A1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35:Sheet1.B138</svg:desc>
                </draw:g>
              </table:table-cell>
              <table:table-cell office:value-type="float" office:value="0.5">
                <text:p>0.5</text:p>
                <draw:g>
                  <svg:desc>Sheet1.C135:Sheet1.C1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31cm" svg:height="9.988cm" xlink:href=".." xlink:type="simple" chart:class="chart:line" chart:style-name="ch1">
        <chart:title svg:x="0.796cm" svg:y="0.334cm" chart:style-name="ch2">
          <text:p>Wybrane 3 próby oraz błąd MSE dla danych walidujących</text:p>
        </chart:title>
        <chart:legend chart:legend-position="end" svg:x="14.924cm" svg:y="3.948cm" style:legend-expansion="high" chart:style-name="ch3"/>
        <chart:plot-area chart:style-name="ch4" table:cell-range-address="Sheet1.B58:Sheet1.C61 Sheet1.D54:Sheet1.D54 Sheet1.D58:Sheet1.D61 Sheet1.A55:Sheet1.A55 Sheet1.C55:Sheet1.C57 Sheet1.A58:Sheet1.A58 Sheet1.A62:Sheet1.A62 Sheet1.C62:Sheet1.C65" chart:data-source-has-labels="both" svg:x="1.517cm" svg:y="1.63cm" svg:width="13.023cm" svg:height="7.056cm">
          <chartooo:coordinate-region svg:x="2.244cm" svg:y="1.83cm" svg:width="12.202cm" svg:height="6.209cm"/>
          <chart:axis chart:dimension="x" chart:name="primary-x" chart:style-name="ch5" chartooo:axis-type="auto">
            <chartooo:date-scale/>
            <chart:title svg:x="6.661cm" svg:y="8.885cm" chart:style-name="ch6">
              <text:p>Epoka/Iteracja</text:p>
            </chart:title>
            <chart:categories table:cell-range-address="Sheet1.B58:Sheet1.B61"/>
          </chart:axis>
          <chart:axis chart:dimension="y" chart:name="primary-y" chart:style-name="ch5">
            <chart:title svg:x="0.451cm" svg:y="5.665cm" chart:style-name="ch7">
              <text:p>MSE</text:p>
            </chart:title>
            <chart:grid chart:style-name="ch8" chart:class="major"/>
          </chart:axis>
          <chart:series chart:style-name="ch9" chart:values-cell-range-address="Sheet1.D58:Sheet1.D61" chart:label-cell-address="Sheet1.D54:Sheet1.D54" chart:class="chart:line">
            <chart:data-point chart:repeated="4"/>
          </chart:series>
          <chart:series chart:style-name="ch10" chart:values-cell-range-address="Sheet1.C55:Sheet1.C57" chart:label-cell-address="Sheet1.A55:Sheet1.A55" chart:class="chart:line">
            <chart:data-point chart:repeated="3"/>
          </chart:series>
          <chart:series chart:style-name="ch11" chart:values-cell-range-address="Sheet1.C58:Sheet1.C61" chart:label-cell-address="Sheet1.A58:Sheet1.A58" chart:class="chart:line">
            <chart:data-point chart:repeated="4"/>
          </chart:series>
          <chart:series chart:style-name="ch12" chart:values-cell-range-address="Sheet1.C62:Sheet1.C65" chart:label-cell-address="Sheet1.A62:Sheet1.A6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 walidacji MSE</text:p>
                <draw:g>
                  <svg:desc>Sheet1.D54:Sheet1.D54</svg:desc>
                </draw:g>
              </table:table-cell>
              <table:table-cell office:value-type="string">
                <text:p>5</text:p>
                <draw:g>
                  <svg:desc>Sheet1.A55:Sheet1.A55</svg:desc>
                </draw:g>
              </table:table-cell>
              <table:table-cell office:value-type="string">
                <text:p>17</text:p>
                <draw:g>
                  <svg:desc>Sheet1.A58:Sheet1.A58</svg:desc>
                </draw:g>
              </table:table-cell>
              <table:table-cell office:value-type="string">
                <text:p>28</text:p>
                <draw:g>
                  <svg:desc>Sheet1.A62:Sheet1.A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8:Sheet1.B61</svg:desc>
                </draw:g>
              </table:table-cell>
              <table:table-cell office:value-type="float" office:value="0">
                <text:p>0</text:p>
                <draw:g>
                  <svg:desc>Sheet1.D58:Sheet1.D61</svg:desc>
                </draw:g>
              </table:table-cell>
              <table:table-cell office:value-type="float" office:value="0.38">
                <text:p>0.38</text:p>
                <draw:g>
                  <svg:desc>Sheet1.C55:Sheet1.C57</svg:desc>
                </draw:g>
              </table:table-cell>
              <table:table-cell office:value-type="float" office:value="0.42">
                <text:p>0.42</text:p>
                <draw:g>
                  <svg:desc>Sheet1.C58:Sheet1.C61</svg:desc>
                </draw:g>
              </table:table-cell>
              <table:table-cell office:value-type="float" office:value="0.5">
                <text:p>0.5</text:p>
                <draw:g>
                  <svg:desc>Sheet1.C62:Sheet1.C6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